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style="italic" fo:font-weight="normal" style:font-style-asian="italic" style:font-weight-asian="normal" style:font-style-complex="italic" style:font-weight-complex="normal"/>
    </style:style>
    <style:style style:name="P4" style:family="paragraph" style:parent-style-name="Standard" style:list-style-name="L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hics Guided Reading – Chapter 1</text:p>
      <text:p text:style-name="P2"/>
      <text:p text:style-name="P1">Define:</text:p>
      <text:p text:style-name="P2"><text:span text:style-name="T1">Legal</text:span> – something you must do</text:p>
      <text:p text:style-name="P2"><text:span text:style-name="T1">Ethical</text:span> – something you should do</text:p>
      <text:p text:style-name="Standard"><text:span text:style-name="T2">Utilitarianism</text:span><text:span text:style-name="T3"> – </text:span>conduct should be directed toward promoting the greatest happiness of the greatest number of persons</text:p>
      <text:p text:style-name="P2"><text:span text:style-name="T1">Deontology</text:span> – the branch of Ethics having to do with duty, moral obligation, and right action</text:p>
      <text:p text:style-name="P2"><text:span text:style-name="T1">Common Law</text:span> – unwritten law based on custom</text:p>
      <text:p text:style-name="P2"><text:span text:style-name="T1">Virtue Ethics</text:span> – Ethics which are chosen by one's virtues </text:p>
      <text:p text:style-name="P2"><text:span text:style-name="T1">Plaintiff</text:span> – a person who brings suit in court</text:p>
      <text:p text:style-name="P2"><text:span text:style-name="T1">Defendant</text:span> – a person, company, etc. against whom a charge is brought in court</text:p>
      <text:p text:style-name="P2"><text:span text:style-name="T1">Verdict</text:span> – the finding or answer in a court considering a matter submitted for its judgement</text:p>
      <text:p text:style-name="P2"><text:span text:style-name="T1">Concur</text:span> – agree</text:p>
      <text:p text:style-name="P2"><text:span text:style-name="T1">Remand</text:span> – <text:s/>to send a case back to a lower court </text:p>
      <text:p text:style-name="P2"><text:span text:style-name="T1">Ethic of Care</text:span> – concern and responsibility for the well-being of others</text:p>
      <text:p text:style-name="P2"><text:span text:style-name="T1">Tort</text:span> – damage, injury, or a wrongful act done willfully, negligently, or on purpose</text:p>
      <text:p text:style-name="P2"><text:span text:style-name="T1">Reverse</text:span> – to revoke or annul a decision</text:p>
      <text:p text:style-name="P2"><text:span text:style-name="T1">Appeal</text:span> – an application or proceeding for review by a higher court</text:p>
      <text:p text:style-name="P2"><text:span text:style-name="T1">Dissent</text:span> – an opinion filed by a judge who disagrees with the majority decision in a case</text:p>
      <text:p text:style-name="P2"><text:span text:style-name="T1">Virtues</text:span> – moral excellence and righteousness</text:p>
      <text:p text:style-name="P2"><text:span text:style-name="T1">Statute</text:span> – a law enacted by a legislature</text:p>
      <text:p text:style-name="P2"><text:span text:style-name="T1">Punitive Damages</text:span> – all damages incurred by a party, including mental anguish, etc.</text:p>
      <text:p text:style-name="P2"><text:span text:style-name="T1">Compensatory</text:span> – to offset or counterbalance</text:p>
      <text:p text:style-name="P2"/>
      <text:p text:style-name="P1">Questions</text:p>
      <text:list text:style-name="L1">
        <text:list-item>
          <text:p text:style-name="P3">How are a person's ethical preferences determined?<text:line-break/><text:span text:style-name="T4">By their parents, their environment, their values while growing up, etc.</text:span></text:p>
        </text:list-item>
        <text:list-item>
          <text:p text:style-name="P3">Is there a general “duty to rescue” law in the United States?<text:line-break/><text:span text:style-name="T4">No.</text:span></text:p>
        </text:list-item>
        <text:list-item>
          <text:p text:style-name="P3">When does the “duty to rescue” rule apply?<text:line-break/><text:span text:style-name="T4">When it is your fault the person needs rescuing – i.e. You pushed them, you didn't tell them it was dangerous and they had no reason to expect it was, etc.</text:span></text:p>
        </text:list-item>
        <text:list-item>
          <text:p text:style-name="P3">Who was John Mills and what were the major points of his philosophy?<text:line-break/><text:span text:style-name="T4">A 19</text:span><text:span text:style-name="T5">th</text:span><text:span text:style-name="T4"> century philosopher; “The only freedom which deserves the name, is that of pursuing our own good in our own way, so long as we do not attempt to deprive others of theirs, or impede their effort to obtain it.”</text:span></text:p>
        </text:list-item>
        <text:list-item>
          <text:p text:style-name="P3">Who was Immanuel Kant and what were the major points of his philosophy?<text:span text:style-name="T4"><text:line-break/>18</text:span><text:span text:style-name="T5">th</text:span><text:span text:style-name="T4"> century German philosopher; “Human beings could reason their way to an absolute set of rules for right behavior.”</text:span></text:p>
        </text:list-item>
        <text:list-item>
          <text:p text:style-name="P3">Who was Aristotle and what were the major points of his philosophy?<text:span text:style-name="T4"><text:line-break/>Ancient Greek philosopher; promoted virtue ethics, or being repeatedly exposed to what is right and wrong until you understand it.</text:span></text:p>
        </text:list-item>
        <text:list-item>
          <text:p text:style-name="P3">What is the basic premise of the Ethic of Care?<text:line-break/><text:span text:style-name="T4">Concern and responsibility for the well-being of others</text:span></text:p>
        </text:list-item>
        <text:list-item>
          <text:p text:style-name="P3">What us one of the hallmarks of the Ethic of Care?<text:line-break/><text:span text:style-name="T4">Typically, it's the view of women.</text:span></text:p>
        </text:list-item>
        <text:list-item>
          <text:p text:style-name="P3">What is a “cost benefit analysis” and to which philosophical approach does it relate?<text:span text:style-name="T4"><text:line-break/>A cost benefit analysis determines the benefit of doing something vs. how much it costs. </text:span></text:p>
        </text:list-item>
        <text:list-item>
          <text:p text:style-name="P3">Are all ethical values made into law? Why or Why not?<text:line-break/><text:span text:style-name="T4">No; ethics may vary from person to person, and it wouldn't be fair or right to force people to do things they disagree with.</text:span></text:p>
        </text:list-item>
        <text:list-item>
          <text:p text:style-name="P3">Are all laws considered moral? Give an example.<text:span text:style-name="T4"><text:line-break/>Not necessarily. It's currently legal to give or receive an abortion, however some people's ethics may think this is immoral.</text:span></text:p>
        </text:list-item>
        <text:list-item>
          <text:p text:style-name="P3">What does the good Samaritan Law provide?<text:line-break/><text:span text:style-name="T4">Malpractice protection for doctors who stop to help someone who is ailing</text:span></text:p>
        </text:list-item>
        <text:list-item>
          <text:p text:style-name="P3">What is the three-step ethics test?</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Header">Keith Gab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2T07:04:11</meta:creation-date>
    <dc:date>2006-09-12T07:42:22</dc:date>
    <dc:language>en-US</dc:language>
    <meta:editing-cycles>9</meta:editing-cycles>
    <meta:editing-duration>PT37M54S</meta:editing-duration>
    <meta:user-defined meta:name="Info 1"/>
    <meta:user-defined meta:name="Info 2"/>
    <meta:user-defined meta:name="Info 3"/>
    <meta:user-defined meta:name="Info 4"/>
    <meta:document-statistic meta:table-count="0" meta:image-count="0" meta:object-count="0" meta:page-count="2" meta:paragraph-count="37" meta:word-count="543" meta:character-count="3181"/>
  </office:meta>
</office:document-meta>
</file>